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erif" fo:font-size="12pt" officeooo:paragraph-rsid="0013fd65" style:font-size-asian="12pt" style:font-size-complex="12pt"/>
    </style:style>
    <style:style style:name="P2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Liberation Serif" fo:font-size="12pt" fo:font-weight="normal" officeooo:paragraph-rsid="0013fd65" style:font-size-asian="12pt" style:font-weight-asian="normal" style:font-size-complex="12pt" style:font-weight-complex="normal"/>
    </style:style>
    <style:style style:name="T1" style:family="text">
      <style:text-properties officeooo:rsid="0009712b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9.5pt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7.5pt"/>
    </style:style>
    <style:style style:name="T6" style:family="text">
      <style:text-properties style:font-name="sans-serif" fo:font-size="11.25pt"/>
    </style:style>
    <style:style style:name="T7" style:family="text">
      <style:text-properties style:font-name="sans-serif" fo:font-size="64.5pt" officeooo:rsid="0015d054" style:font-size-asian="12pt" style:font-size-complex="12pt"/>
    </style:style>
    <style:style style:name="T8" style:family="text">
      <style:text-properties style:font-name="sans-serif" officeooo:rsid="0015d054"/>
    </style:style>
    <style:style style:name="T9" style:family="text">
      <style:text-properties style:font-name="sans-serif" fo:font-size="17.25pt"/>
    </style:style>
    <style:style style:name="T10" style:family="text">
      <style:text-properties style:font-name="sans-serif" fo:font-size="17.25pt" fo:font-weight="normal" style:font-size-asian="12pt" style:font-weight-asian="normal" style:font-size-complex="12pt" style:font-weight-complex="normal"/>
    </style:style>
    <style:style style:name="T11" style:family="text">
      <style:text-properties style:font-name="sans-serif" fo:font-size="17.25pt" fo:font-weight="normal" officeooo:rsid="0018414f" style:font-size-asian="12pt" style:font-weight-asian="normal" style:font-size-complex="12pt" style:font-weight-complex="normal"/>
    </style:style>
    <style:style style:name="T12" style:family="text">
      <style:text-properties style:font-name="sans-serif" fo:font-size="17.25pt" fo:font-weight="normal" officeooo:rsid="0018b029" style:font-size-asian="12pt" style:font-weight-asian="normal" style:font-size-complex="12pt" style:font-weight-complex="normal"/>
    </style:style>
    <style:style style:name="T13" style:family="text">
      <style:text-properties style:font-name="sans-serif" fo:font-size="21pt"/>
    </style:style>
    <style:style style:name="T14" style:family="text">
      <style:text-properties style:font-size-asian="12pt" style:font-size-complex="12pt"/>
    </style:style>
    <style:style style:name="T15" style:family="text">
      <style:text-properties officeooo:rsid="0015d054" style:font-size-asian="12pt" style:font-size-complex="12pt"/>
    </style:style>
    <style:style style:name="T16" style:family="text">
      <style:text-properties officeooo:rsid="000b6faf"/>
    </style:style>
    <style:style style:name="T17" style:family="text">
      <style:text-properties officeooo:rsid="000dfa8a"/>
    </style:style>
    <style:style style:name="T18" style:family="text">
      <style:text-properties style:font-name="serif"/>
    </style:style>
    <style:style style:name="T19" style:family="text">
      <style:text-properties style:font-name="serif" fo:font-size="15pt"/>
    </style:style>
    <style:style style:name="T20" style:family="text">
      <style:text-properties style:font-name="serif" fo:font-size="15pt" officeooo:rsid="0015d054"/>
    </style:style>
    <style:style style:name="T21" style:family="text">
      <style:text-properties style:font-name="serif" fo:font-size="15pt" style:font-size-asian="12pt" style:font-size-complex="12pt"/>
    </style:style>
    <style:style style:name="T22" style:family="text">
      <style:text-properties style:font-name="serif" fo:font-size="15pt" officeooo:rsid="0015d054" style:font-size-asian="12pt" style:font-size-complex="12pt"/>
    </style:style>
    <style:style style:name="T23" style:family="text">
      <style:text-properties style:font-name="serif" fo:font-size="15pt" officeooo:rsid="0016db2d" style:font-size-asian="12pt" style:font-size-complex="12pt"/>
    </style:style>
    <style:style style:name="T24" style:family="text">
      <style:text-properties style:font-name="serif" fo:font-size="15pt" officeooo:rsid="0016db2d"/>
    </style:style>
    <style:style style:name="T25" style:family="text">
      <style:text-properties style:font-name="serif" fo:font-size="15pt" fo:font-weight="bold" officeooo:rsid="0016db2d" style:font-weight-asian="bold" style:font-weight-complex="bold"/>
    </style:style>
    <style:style style:name="T26" style:family="text">
      <style:text-properties style:font-name="serif" officeooo:rsid="0015d054"/>
    </style:style>
    <style:style style:name="T27" style:family="text">
      <style:text-properties style:font-name="serif" officeooo:rsid="0016db2d"/>
    </style:style>
    <style:style style:name="T28" style:family="text">
      <style:text-properties style:font-name="serif" fo:font-weight="bold" officeooo:rsid="0016db2d" style:font-weight-asian="bold" style:font-weight-complex="bold"/>
    </style:style>
    <style:style style:name="T29" style:family="text">
      <style:text-properties officeooo:rsid="000eb33d"/>
    </style:style>
    <style:style style:name="T30" style:family="text">
      <style:text-properties officeooo:rsid="000f1d9f"/>
    </style:style>
    <style:style style:name="T31" style:family="text">
      <style:text-properties fo:font-size="17.25pt" fo:font-weight="normal" style:font-size-asian="12pt" style:font-weight-asian="normal" style:font-size-complex="12pt" style:font-weight-complex="normal"/>
    </style:style>
    <style:style style:name="T32" style:family="text">
      <style:text-properties fo:font-size="17.25pt" fo:font-weight="normal" officeooo:rsid="0018414f" style:font-size-asian="12pt" style:font-weight-asian="normal" style:font-size-complex="12pt" style:font-weight-complex="normal"/>
    </style:style>
    <style:style style:name="T33" style:family="text">
      <style:text-properties fo:font-size="17.25pt" fo:font-weight="normal" officeooo:rsid="0018b029" style:font-size-asian="12pt" style:font-weight-asian="normal" style:font-size-complex="12pt" style:font-weight-complex="normal"/>
    </style:style>
    <style:style style:name="T34" style:family="text">
      <style:text-properties officeooo:rsid="00114e4e"/>
    </style:style>
    <style:style style:name="T35" style:family="text">
      <style:text-properties officeooo:rsid="0015d054"/>
    </style:style>
    <style:style style:name="T36" style:family="text">
      <style:text-properties officeooo:rsid="0016db2d"/>
    </style:style>
    <style:style style:name="T37" style:family="text">
      <style:text-properties fo:font-weight="bold" officeooo:rsid="0016db2d" style:font-weight-asian="bold" style:font-weight-complex="bold"/>
    </style:style>
    <style:style style:name="T38" style:family="text">
      <style:text-properties fo:font-size="21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8414f" style:font-weight-asian="normal" style:font-weight-complex="normal"/>
    </style:style>
    <style:style style:name="T41" style:family="text">
      <style:text-properties fo:font-weight="normal" officeooo:rsid="0018b029" style:font-weight-asian="norm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9207794" text:style-name="L1">
        <text:list-item>
          <text:p text:style-name="P3"><text:span text:style-name="T1">Patrick</text:span> <text:span text:style-name="T1">Th.</text:span> <text:span text:style-name="T1">Eugster</text:span>, <text:span text:style-name="T1">Pascal </text:span>A. <text:span text:style-name="T1">Felber</text:span>, <text:span text:style-name="T1">Rachid Guerraoul</text:span>, <text:span text:style-name="T1">Anne-Marie Kermarrec</text:span> , The Many Faces of Publish/Subscribe, <text:s/>ACM Computing Surveys, 35<text:span text:style-name="T36">(</text:span>2<text:span text:style-name="T36">)</text:span>:1<text:span text:style-name="T16">14-131</text:span>, <text:span text:style-name="T16">Juin</text:span> 2003.</text:p>
        </text:list-item>
        <text:list-item>
          <text:p text:style-name="P3">Coordinated Consensus in Dynamic Networks, <text:span text:style-name="T16">F</text:span>abian Kuhn, Yoram Moses, Rotem Oshman</text:p>
        </text:list-item>
        <text:list-item>
          <text:p text:style-name="P3">A Bundle of Problems, Lloyd Wood, Wesley M. Eddy, <text:span text:style-name="T17">P</text:span>eter Hollida<text:span text:style-name="T29">y</text:span></text:p>
        </text:list-item>
        <text:list-item>
          <text:p text:style-name="P3"><text:span text:style-name="T29">Carlos Borrego Iglesias</text:span>, A Mobile Code-based Multi-Routing ProtocolArchitecture for Delay and Disruption TolerantNetworking, <text:span text:style-name="T29">Thèse de doctorat de l’Université Autonome de Barcelone, Bellaterra, Janvier 2103</text:span></text:p>
        </text:list-item>
        <text:list-item>
          <text:p text:style-name="P3">A. Lindgren, A. DoriaI, <text:s/>E. Davies, <text:s/>S. Grasic, Probabilistic Routing Protocol for Intermittently Connected Networks. <text:span text:style-name="T30">IETF RFC 6693, Août 2012, ISSN : </text:span>2070-1721.</text:p>
        </text:list-item>
        <text:list-item>
          <text:p text:style-name="P3"><text:span text:style-name="T30">J</text:span>an S. Rellermeyer, GustavoAlonso, Timothy Roscoe, R-OSGi: Distributed Applications ThroughSoftware Modularization, <text:span text:style-name="T34">In Middleware, 2007, p1-20, R. Cerqueira and R.H. Campbell </text:span></text:p>
        </text:list-item>
        <text:list-item>
          <text:p text:style-name="P3">Conception et programmation orientées objet, <text:span text:style-name="T34">Bertrand Meyer, Eyrolles, </text:span>2017, ISBN : 978-2-212-67500-9.</text:p>
        </text:list-item>
        <text:list-item>
          <text:p text:style-name="P4">5 From the Internet of Things to the Web of Things: Resource Oriented Architecture and Best Practices, Dominique Guinard, Vlad Trifa, Friedemann Mattern, Erik Wilde, Architecting the Internet of Thing.</text:p>
        </text:list-item>
        <text:list-item>
          <text:p text:style-name="P4"><text:span text:style-name="T35">A</text:span>lex (Sandy)Pentland, <text:span text:style-name="T35">R</text:span>ichardFletche, <text:span text:style-name="T35">Amir Hasson, DakNet: RethinkingConnectivity inDeveloping Nations,IEEE Computer Society, Janvier 2004, DOI : 0018-9162/04/$17.00 © 2004 IEEE</text:span></text:p>
        </text:list-item>
        <text:list-item>
          <text:p text:style-name="P1"><text:span text:style-name="T39">Hein Meling, Alberto Montresor, Ozalp Babaoglu, Bjarne E.Helvik, </text:span>Jgroup/ARM: Adistributed Object Group Platform with Autonomous Replication Management for Dependable Computing<text:span text:style-name="T39">, </text:span><text:span text:style-name="T40">T</text:span><text:span text:style-name="T39">echnicalReportUBLCS-2002-12, </text:span><text:span text:style-name="T40">Octobre 20</text:span><text:span text:style-name="T41">02</text:span></text:p>
        </text:list-item>
        <text:list-item>
          <text:p text:style-name="P1"><text:span text:style-name="T41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officeooo:rsid="000b6fa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6:30:10.904303346</meta:creation-date>
    <meta:generator>LibreOffice/5.3.6.1$Linux_X86_64 LibreOffice_project/30$Build-1</meta:generator>
    <dc:date>2019-11-22T17:17:54.637324146</dc:date>
    <meta:editing-duration>PT37M8S</meta:editing-duration>
    <meta:editing-cycles>15</meta:editing-cycles>
    <meta:document-statistic meta:table-count="0" meta:image-count="0" meta:object-count="0" meta:page-count="1" meta:paragraph-count="11" meta:word-count="206" meta:character-count="1563" meta:non-whitespace-character-count="1374"/>
  </office:meta>
</office:document-meta>
</file>